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897cm" table:align="margins"/>
    </style:style>
    <style:style style:name="Table1.A" style:family="table-column">
      <style:table-column-properties style:column-width="6.299cm" style:rel-column-width="21845*"/>
    </style:style>
    <style:style style:name="Table1.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fo:font-weight="normal" officeooo:rsid="0017bf77" fo:background-color="#e8f2fe" style:font-size-asian="10pt" style:font-weight-asian="normal" style:font-weight-complex="normal"/>
    </style:style>
    <style:style style:name="P2" style:family="paragraph" style:parent-style-name="Standard">
      <style:text-properties fo:color="#000000" style:font-name="Lato" fo:font-size="10pt" fo:font-weight="normal" officeooo:rsid="00240992" officeooo:paragraph-rsid="00240992" fo:background-color="#e8f2fe" style:font-size-asian="10pt" style:font-weight-asian="normal" style:font-weight-complex="normal"/>
    </style:style>
    <style:style style:name="P3" style:family="paragraph" style:parent-style-name="Text_20_body">
      <style:text-properties fo:color="#000000" style:font-name="Lato" fo:font-size="10pt" fo:font-weight="normal" officeooo:rsid="0017bf77" fo:background-color="#e8f2fe" style:font-size-asian="10pt" style:font-weight-asian="normal" style:font-weight-complex="normal"/>
    </style:style>
    <style:style style:name="P4" style:family="paragraph" style:parent-style-name="Text_20_body">
      <style:text-properties fo:color="#000000" style:font-name="Lato" fo:font-size="10pt" fo:font-weight="normal" officeooo:rsid="00240992" officeooo:paragraph-rsid="00240992" fo:background-color="#e8f2fe" style:font-size-asian="10pt" style:font-weight-asian="normal" style:font-weight-complex="normal"/>
    </style:style>
    <style:style style:name="P5" style:family="paragraph" style:parent-style-name="Text_20_body">
      <style:text-properties style:font-name="Lato"/>
    </style:style>
    <style:style style:name="P6" style:family="paragraph" style:parent-style-name="Text_20_body">
      <style:text-properties style:font-name="Lato" fo:font-weight="normal"/>
    </style:style>
    <style:style style:name="P7"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8"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9"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Lato" fo:font-size="10pt" fo:font-style="normal" style:text-underline-style="none" fo:font-weight="bold" style:text-blinking="false" fo:background-color="transparent"/>
    </style:style>
    <style:style style:name="P10"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11" style:family="paragraph" style:parent-style-name="Text_20_body">
      <style:paragraph-properties fo:margin-left="0cm" fo:margin-right="0cm" fo:margin-top="0.423cm" fo:margin-bottom="0cm" loext:contextual-spacing="false" fo:line-height="120%" fo:text-align="justify" style:justify-single-word="false" fo:text-indent="1.27cm" style:auto-text-indent="false" style:writing-mode="lr-tb"/>
      <style:text-properties fo:font-variant="normal" fo:text-transform="none" fo:color="#000000" style:text-line-through-style="none" style:text-line-through-type="none" style:font-name="Lato" fo:font-size="10pt" fo:font-style="normal" style:text-underline-style="none" fo:font-weight="normal" style:text-blinking="false" fo:background-color="transparent"/>
    </style:style>
    <style:style style:name="P12" style:family="paragraph" style:parent-style-name="Table_20_Contents">
      <style:paragraph-properties fo:text-align="center" style:justify-single-word="false"/>
      <style:text-properties style:font-name="Lato" fo:font-size="12pt" style:font-size-asian="12pt" style:font-size-complex="12pt"/>
    </style:style>
    <style:style style:name="P13" style:family="paragraph" style:parent-style-name="Table_20_Contents">
      <style:text-properties style:font-name="Lato" fo:font-size="10pt" style:font-size-asian="10pt" style:font-size-complex="10pt"/>
    </style:style>
    <style:style style:name="P14" style:family="paragraph" style:parent-style-name="Table_20_Contents">
      <style:paragraph-properties fo:text-align="center" style:justify-single-word="false"/>
      <style:text-properties style:font-name="Lato" fo:font-size="10pt" officeooo:paragraph-rsid="00276bbc" style:font-size-asian="10pt" style:font-size-complex="10pt"/>
    </style:style>
    <style:style style:name="P15" style:family="paragraph" style:parent-style-name="Table_20_Contents">
      <style:paragraph-properties fo:text-align="center" style:justify-single-word="false"/>
      <style:text-properties style:font-name="Lato" fo:font-size="10pt" officeooo:rsid="00276bbc" officeooo:paragraph-rsid="00276bbc" style:font-size-asian="10pt" style:font-size-complex="10pt"/>
    </style:style>
    <style:style style:name="P16" style:family="paragraph" style:parent-style-name="Table_20_Heading">
      <style:paragraph-properties fo:text-align="center" style:justify-single-word="false"/>
      <style:text-properties style:font-name="Lato" fo:font-size="12pt" officeooo:rsid="00276bbc" officeooo:paragraph-rsid="00276bbc" style:font-size-asian="12pt" style:font-size-complex="12pt"/>
    </style:style>
    <style:style style:name="P17" style:family="paragraph" style:parent-style-name="Text_20_body">
      <style:paragraph-properties fo:margin-top="0.423cm" fo:margin-bottom="0cm" loext:contextual-spacing="false" fo:line-height="120%" fo:text-align="justify" style:justify-single-word="false" style:writing-mode="lr-tb"/>
      <style:text-properties style:font-name="Lato" fo:font-weight="normal"/>
    </style:style>
    <style:style style:name="P18" style:family="paragraph" style:parent-style-name="Text_20_body">
      <style:paragraph-properties fo:margin-top="0.423cm" fo:margin-bottom="0cm" loext:contextual-spacing="false" fo:line-height="120%" fo:text-align="justify" style:justify-single-word="false" style:writing-mode="lr-tb"/>
      <style:text-properties officeooo:paragraph-rsid="0034de3f"/>
    </style:style>
    <style:style style:name="P19" style:family="paragraph">
      <style:paragraph-properties fo:text-align="center"/>
    </style:style>
    <style:style style:name="P20" style:family="paragraph">
      <loext:graphic-properties draw:fill-color="#3465a4"/>
      <style:paragraph-properties fo:text-align="center"/>
      <style:text-properties fo:color="#ffffff" style:font-name="Montserrat" fo:font-size="14pt" fo:font-weight="bold" style:font-size-asian="14pt" style:font-weight-asian="bold" style:font-size-complex="14pt" style:font-weight-complex="bold"/>
    </style:style>
    <style:style style:name="T1" style:family="text">
      <style:text-properties officeooo:rsid="00276bbc"/>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pt" fo:font-style="normal" style:text-underline-style="none" fo:font-weight="normal" officeooo:rsid="0034de3f" style:text-blinking="false" fo:background-color="transparent" loext:char-shading-value="0"/>
    </style:style>
    <style:style style:name="T7" style:family="text">
      <style:text-properties fo:font-variant="normal" fo:text-transform="none" fo:color="#000000" style:text-line-through-style="none" style:text-line-through-type="none" style:font-name="Lato" fo:font-size="10pt" fo:font-style="normal" style:text-underline-style="none" fo:font-weight="normal" officeooo:rsid="0034de3f" style:text-blinking="false" fo:background-color="transparent" loext:char-shading-value="0"/>
    </style:style>
    <style:style style:name="T8" style:family="text">
      <style:text-properties fo:font-variant="normal" fo:text-transform="none" style:text-line-through-style="none" style:text-line-through-type="none" style:text-underline-style="none"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fo:font-weight="bold" style:text-blinking="false" fo:background-color="transparent" loext:char-shading-value="0"/>
    </style:style>
    <style:style style:name="T10"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1" style:family="text">
      <style:text-properties officeooo:rsid="0033b9d7"/>
    </style:style>
    <style:style style:name="T12" style:family="text">
      <style:text-properties fo:color="#ffffff" style:font-name="Montserrat" fo:font-size="14pt" fo:font-weight="bold" style:font-size-asian="14pt" style:font-weight-asian="bold" style:font-size-complex="14pt" style:font-weight-complex="bold"/>
    </style:style>
    <style:style style:name="gr1" style:family="graphic">
      <style:graphic-properties draw:stroke="none" draw:fill-color="#3465a4" draw:textarea-horizontal-align="justify" draw:textarea-vertical-align="middle" draw:auto-grow-height="false" fo:min-height="1.362cm" fo:min-width="19.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5" draw:style-name="gr1" draw:text-style-name="P20" svg:width="19.716cm" svg:height="1.507cm" svg:x="-0.367cm" svg:y="0.369cm"><text:p text:style-name="P19"><text:span text:style-name="T12">Tableau descriptif</text:span></text:p><text:p text:style-name="P19"><text:span text:style-name="T12">Cas général – Impôt sur les société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3"><text:bookmark text:name="docs-internal-guid-4daa0732-7fff-ab5e-6285-dbd24251d8f4"/><text:span text:style-name="T9">Explication du principe de validation utilisée dans la Comptabilité</text:span><text:span text:style-name="T8"> </text:span></text:p>
      <text:p text:style-name="P8">Le logiciel Ekylibre, utilise un principe de saisie des écritures en mode « Brouillard ». Ces écritures sont modifiables, voire supprimables tant qu'elle ne sont pas validées.</text:p>
      <text:p text:style-name="P8">La procédure de validation des écritures (par Clôture et validation périodique des écritures et des journaux) permet de figer les écritures telles quelles sont au moment de la validation.</text:p>
      <text:p text:style-name="P8">La numérotation interne des écritures est attribuée dès la saisie ou la génération automatique de l’écriture en mode Brouillard et respecte l'ordre dans lequel sont saisies ou générées les écritures comptables.</text:p>
      <text:p text:style-name="P8">Lors de la suppression dune écriture, aucune numérotation n'est effectuée. Lors de la validation dun journal, des trous pourront alors être constatés dans la numérotation interne des écritures. Ceux-ci sont dus à l'étape de constitution des écritures pendant laquelle des erreurs de saisies ou de génération automatiques sont possibles.</text:p>
      <text:p text:style-name="P8">De même, cette numérotation est unique pour tout le dossier comptable. Elle nest pas remise à 0 en début dexercice. De ce fait, un numéro, antérieur au dernier numéro de l'exercice, peut se retrouver sur l'exercice suivant, si l'opérateur commence à saisir des écritures du nouvel exercice avant les dernières écritures de l'exercice en cours (ce cas se rencontre fréquemment à cause des écritures de clôture d'exercices saisies au moment de la constitution du bilan, soit plusieurs mois après la fin de lexercice).</text:p>
      <text:p text:style-name="P10"><text:span text:style-name="T3">Une fois validées, les écritures ne sont plus modifiables. Pour garantir qu'aucune altération de ces écritures n ' a lieu après cette étape, une numérotation continue est affectée à chaque pièce comptable lors de leur validation. Cette numérotation est reprise dans le champ </text:span><text:span text:style-name="T4">EcritureNum</text:span><text:span text:style-name="T2"> </text:span><text:span text:style-name="T3">du Fichier des Écritures Comptables (FEC).</text:span></text:p>
      <text:p text:style-name="P18"><text:span text:style-name="T7">Ekylibre ne permet pas d’enregistrer des écritures non équilibrée ni des taux de taxes non validés, cependant, </text:span><text:bookmark text:name="docs-internal-guid-0004cedb-7fff-2606-7e42-ec530f4a88f8"/><text:span text:style-name="T5">Il est possible de trouver des écarts</text:span><text:span text:style-name="T6"> entre des lignes</text:span><text:span text:style-name="T5"> lorsque </text:span><text:span text:style-name="T6">un utilisateur</text:span><text:span text:style-name="T5"> procède à la mise en place d’import de données provenant </text:span><text:span text:style-name="T6">de</text:span><text:span text:style-name="T5"> logiciel </text:span><text:span text:style-name="T6">de gestion commerciale sans passer par les interfaces de saisies de ventes et d’achats. </text:span><text:span text:style-name="T5">En tout cas, une traçabilité est mise en place lors de l’import </text:span><text:span text:style-name="T6">(utilisateur, référence externe des écritures).</text:span></text:p>
      <text:p text:style-name="P9">Explication des Reports à nouveaux</text:p>
      <text:p text:style-name="P8">Dans Ekylibre, la pièce de report à nouveaux est générée automatiquement lors de la procédure de clôture de l'exercice ou bien récupéré via un échange comptable.</text:p>
      <text:p text:style-name="P8">Cette procédure est généralement lancée par l utilisateur après le dépôt de ses comptes, qui a lieu plusieurs mois après la date de fin de l'exercice concerné. Il peut également récupéré ces écritures auprès de son comptable.</text:p>
      <text:p text:style-name="P8">La pièce de Report à nouveaux générée est numérotée à ce moment-là. Si l'opérateur a déjà commencé la saisie d'écritures sur le nouvel exercice (ce qui est fréquent), la pièce de report à nouveaux n a pas le premier numéro de lexercice.</text:p>
      <text:p text:style-name="P5"><text:line-break/><text:bookmark text:name="docs-internal-guid-1c02c48c-7fff-6f5b-2f8d-8616e748b56e"/><text:span text:style-name="T4">Détails des champs du Fichier des Ecritures Comptables (FEC)</text:span></text:p>
      <text:p text:style-name="P7">Format TXT : Encodage : UTF-8 , Caractère séparateur de zones : <text:span text:style-name="T11">|</text:span></text:p>
      <text:p text:style-name="P7">Format XML : Encodage : UTF-8</text:p>
      <text:p text:style-name="P5"><text:soft-page-break/><text:line-break/></text:p>
      <text:p text:style-name="P5"/>
      <table:table table:name="Table1" table:style-name="Table1">
        <table:table-column table:style-name="Table1.A" table:number-columns-repeated="3"/>
        <table:table-header-rows>
          <table:table-row>
            <table:table-cell table:style-name="Table1.A1" office:value-type="string">
              <text:p text:style-name="P16">INFORMATION</text:p>
            </table:table-cell>
            <table:table-cell table:style-name="Table1.A1" office:value-type="string">
              <text:p text:style-name="P16">NOM DU CHAMP</text:p>
            </table:table-cell>
            <table:table-cell table:style-name="Table1.C1" office:value-type="string">
              <text:p text:style-name="P16">TYPE DE CHAMP</text:p>
            </table:table-cell>
          </table:table-row>
        </table:table-header-rows>
        <table:table-row>
          <table:table-cell table:style-name="Table1.B19" office:value-type="string">
            <text:p text:style-name="P14">1. Le code journal de l'écriture comptable </text:p>
          </table:table-cell>
          <table:table-cell table:style-name="Table1.B19" office:value-type="string">
            <text:p text:style-name="P12">JournalCode</text:p>
          </table:table-cell>
          <table:table-cell table:style-name="Table1.C19" office:value-type="string">
            <text:p text:style-name="P12">Alphanumérique</text:p>
          </table:table-cell>
        </table:table-row>
        <table:table-row>
          <table:table-cell table:style-name="Table1.B19" office:value-type="string">
            <text:p text:style-name="P15">2. Le libellé journal de l'écriture comptable </text:p>
          </table:table-cell>
          <table:table-cell table:style-name="Table1.B19" office:value-type="string">
            <text:p text:style-name="P12">JournalLib</text:p>
          </table:table-cell>
          <table:table-cell table:style-name="Table1.C19" office:value-type="string">
            <text:p text:style-name="P12">Alphanumérique</text:p>
          </table:table-cell>
        </table:table-row>
        <table:table-row>
          <table:table-cell table:style-name="Table1.B19" office:value-type="string">
            <text:p text:style-name="P13">3. Le numéro sur une séquence continue de l'écriture comptable </text:p>
          </table:table-cell>
          <table:table-cell table:style-name="Table1.B19" office:value-type="string">
            <text:p text:style-name="P12">EcritureNum</text:p>
          </table:table-cell>
          <table:table-cell table:style-name="Table1.C19" office:value-type="string">
            <text:p text:style-name="P12">Alphanumérique</text:p>
          </table:table-cell>
        </table:table-row>
        <table:table-row>
          <table:table-cell table:style-name="Table1.B19" office:value-type="string">
            <text:p text:style-name="P15">4. La date de comptabilisation de l'écriture comptable </text:p>
          </table:table-cell>
          <table:table-cell table:style-name="Table1.B19" office:value-type="string">
            <text:p text:style-name="P12">EcritureDate</text:p>
          </table:table-cell>
          <table:table-cell table:style-name="Table1.C19" office:value-type="string">
            <text:p text:style-name="P12">Date</text:p>
          </table:table-cell>
        </table:table-row>
        <table:table-row>
          <table:table-cell table:style-name="Table1.B19" office:value-type="string">
            <text:p text:style-name="P15">5. Le numéro de compte, dont les trois premiers caractères doivent correspondre à des chiffres respectant les normes du plan comptable français </text:p>
          </table:table-cell>
          <table:table-cell table:style-name="Table1.B19" office:value-type="string">
            <text:p text:style-name="P12">CompteNum</text:p>
          </table:table-cell>
          <table:table-cell table:style-name="Table1.C19" office:value-type="string">
            <text:p text:style-name="P12">Alphanumérique</text:p>
          </table:table-cell>
        </table:table-row>
        <table:table-row>
          <table:table-cell table:style-name="Table1.B19" office:value-type="string">
            <text:p text:style-name="P15">6. Le libellé de compte, conformément à la nomenclature du plan comptable français </text:p>
          </table:table-cell>
          <table:table-cell table:style-name="Table1.B19" office:value-type="string">
            <text:p text:style-name="P12">CompteLib</text:p>
          </table:table-cell>
          <table:table-cell table:style-name="Table1.C19" office:value-type="string">
            <text:p text:style-name="P12">Alphanumérique</text:p>
          </table:table-cell>
        </table:table-row>
        <table:table-row>
          <table:table-cell table:style-name="Table1.B19" office:value-type="string">
            <text:p text:style-name="P15">7. Le numéro de compte auxiliaire (à blanc si non utilisé) </text:p>
          </table:table-cell>
          <table:table-cell table:style-name="Table1.B19" office:value-type="string">
            <text:p text:style-name="P12">CompAuxNum</text:p>
          </table:table-cell>
          <table:table-cell table:style-name="Table1.C19" office:value-type="string">
            <text:p text:style-name="P12">Alphanumérique</text:p>
          </table:table-cell>
        </table:table-row>
        <table:table-row>
          <table:table-cell table:style-name="Table1.B19" office:value-type="string">
            <text:p text:style-name="P15">8. Le libellé de compte auxiliaire (à blanc si non utilisé) </text:p>
          </table:table-cell>
          <table:table-cell table:style-name="Table1.B19" office:value-type="string">
            <text:p text:style-name="P12">CompAux<text:span text:style-name="T1">Lib</text:span></text:p>
          </table:table-cell>
          <table:table-cell table:style-name="Table1.C19" office:value-type="string">
            <text:p text:style-name="P12">Alphanumérique</text:p>
          </table:table-cell>
        </table:table-row>
        <table:table-row>
          <table:table-cell table:style-name="Table1.B19" office:value-type="string">
            <text:p text:style-name="P15">9. La référence de la pièce justificative </text:p>
          </table:table-cell>
          <table:table-cell table:style-name="Table1.B19" office:value-type="string">
            <text:p text:style-name="P12">PieceRef</text:p>
          </table:table-cell>
          <table:table-cell table:style-name="Table1.C19" office:value-type="string">
            <text:p text:style-name="P12">Alphanumérique</text:p>
          </table:table-cell>
        </table:table-row>
        <table:table-row>
          <table:table-cell table:style-name="Table1.B19" office:value-type="string">
            <text:p text:style-name="P15">10. La date de la pièce justificative </text:p>
          </table:table-cell>
          <table:table-cell table:style-name="Table1.B19" office:value-type="string">
            <text:p text:style-name="P12">PieceDate</text:p>
          </table:table-cell>
          <table:table-cell table:style-name="Table1.C19" office:value-type="string">
            <text:p text:style-name="P12">Date</text:p>
          </table:table-cell>
        </table:table-row>
        <table:table-row>
          <table:table-cell table:style-name="Table1.B19" office:value-type="string">
            <text:p text:style-name="P15">11. Le libellé de l'écriture comptable </text:p>
          </table:table-cell>
          <table:table-cell table:style-name="Table1.B19" office:value-type="string">
            <text:p text:style-name="P12">EcritureLib</text:p>
          </table:table-cell>
          <table:table-cell table:style-name="Table1.C19" office:value-type="string">
            <text:p text:style-name="P12">Alphanumérique</text:p>
          </table:table-cell>
        </table:table-row>
        <table:table-row>
          <table:table-cell table:style-name="Table1.B19" office:value-type="string">
            <text:p text:style-name="P15">12. Le montant au débit </text:p>
          </table:table-cell>
          <table:table-cell table:style-name="Table1.B19" office:value-type="string">
            <text:p text:style-name="P12">Debit</text:p>
          </table:table-cell>
          <table:table-cell table:style-name="Table1.C19" office:value-type="string">
            <text:p text:style-name="P12">Numérique</text:p>
          </table:table-cell>
        </table:table-row>
        <table:table-row>
          <table:table-cell table:style-name="Table1.B19" office:value-type="string">
            <text:p text:style-name="P15">13. Le montant au crédit </text:p>
          </table:table-cell>
          <table:table-cell table:style-name="Table1.B19" office:value-type="string">
            <text:p text:style-name="P12">Credit</text:p>
          </table:table-cell>
          <table:table-cell table:style-name="Table1.C19" office:value-type="string">
            <text:p text:style-name="P12">Numérique</text:p>
          </table:table-cell>
        </table:table-row>
        <table:table-row>
          <table:table-cell table:style-name="Table1.B19" office:value-type="string">
            <text:p text:style-name="P15">14. Le lettrage de l'écriture comptable (à blanc si non utilisé) </text:p>
          </table:table-cell>
          <table:table-cell table:style-name="Table1.B19" office:value-type="string">
            <text:p text:style-name="P12">EcritureLet</text:p>
          </table:table-cell>
          <table:table-cell table:style-name="Table1.C19" office:value-type="string">
            <text:p text:style-name="P12">Alphanumérique</text:p>
          </table:table-cell>
        </table:table-row>
        <table:table-row>
          <table:table-cell table:style-name="Table1.B19" office:value-type="string">
            <text:p text:style-name="P15">15. La date de lettrage (à blanc si non utilisé) </text:p>
          </table:table-cell>
          <table:table-cell table:style-name="Table1.B19" office:value-type="string">
            <text:p text:style-name="P12">DateLet</text:p>
          </table:table-cell>
          <table:table-cell table:style-name="Table1.C19" office:value-type="string">
            <text:p text:style-name="P12">Date</text:p>
          </table:table-cell>
        </table:table-row>
        <table:table-row>
          <table:table-cell table:style-name="Table1.B19" office:value-type="string">
            <text:p text:style-name="P15">16. La date de validation de l'écriture comptable </text:p>
          </table:table-cell>
          <table:table-cell table:style-name="Table1.B19" office:value-type="string">
            <text:p text:style-name="P12">ValidDate</text:p>
          </table:table-cell>
          <table:table-cell table:style-name="Table1.C19" office:value-type="string">
            <text:p text:style-name="P12">Date</text:p>
          </table:table-cell>
        </table:table-row>
        <table:table-row>
          <table:table-cell table:style-name="Table1.B19" office:value-type="string">
            <text:p text:style-name="P15">17. Le montant en devise (à blanc si non utilisé) </text:p>
          </table:table-cell>
          <table:table-cell table:style-name="Table1.B19" office:value-type="string">
            <text:p text:style-name="P12">Montantdevise</text:p>
          </table:table-cell>
          <table:table-cell table:style-name="Table1.C19" office:value-type="string">
            <text:p text:style-name="P12">Numérique</text:p>
          </table:table-cell>
        </table:table-row>
        <table:table-row>
          <table:table-cell table:style-name="Table1.B19" office:value-type="string">
            <text:p text:style-name="P15">18. L'identifiant de la devise (à blanc si non utilisé) </text:p>
          </table:table-cell>
          <table:table-cell table:style-name="Table1.B19" office:value-type="string">
            <text:p text:style-name="P12">Idevise</text:p>
          </table:table-cell>
          <table:table-cell table:style-name="Table1.C19" office:value-type="string">
            <text:p text:style-name="P12">Alphanumérique</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4"><text:bookmark text:name="docs-internal-guid-fd4a57ca-7fff-7cd7-589b-b733dacd0f6e"/><text:span text:style-name="T9">Types d’écritures  : </text:span><text:span text:style-name="T10">Le fichier FEC ne contient que des écritures validées. Il s’agit des écritures Clôturées et des écritures Validées rendues intangibles, assurant un suivi du numéro de séquence continu et chronologique vis à vis de la Date de validation.</text:span></text:p>
      <text:p text:style-name="P10"><text:span text:style-name="T4">Journaux comptables</text:span><text:span text:style-name="T2"> </text:span><text:span text:style-name="T3">: Ils sont affectés automatiquement en fonction du type de document: </text:span></text:p>
      <text:p text:style-name="P8">Les types de journaux présent sont les suivants : </text:p>
      <text:p text:style-name="P11">- Vente : Facture client, Avoir client générées automatiquement </text:p>
      <text:p text:style-name="P11">- Achat : Facture fournisseur, Avoir fournisseur générées automatiquement </text:p>
      <text:p text:style-name="P11">- Immobilisations : Immobilisations et amortissements générées automatiquement </text:p>
      <text:p text:style-name="P11">- Caisse : Règlements reçus mais non déposés, saisie d’une journée de caisse. Chaque caisse dispose de son propre journal. </text:p>
      <text:p text:style-name="P11">- Banque : Paiements reçus en banque, ou émis depuis la banque, virement interne. Chaque compte bancaire dispose de son propre journal. </text:p>
      <text:p text:style-name="P11">- Opérations Diverses : Jeux d’écritures saisies manuellement, non liés à un document de Gestion.</text:p>
      <text:p text:style-name="P8">- Report à Nouveaux: Écritures d’à nouveaux générées automatiquement lors des clôtures d’exercice.</text:p>
      <text:p text:style-name="P8">- Réserve, Clôture et Résultat : Écritures de clôture générées automatiquement lors des clôtures d’exercice.</text:p>
      <text:p text:style-name="P10"><text:span text:style-name="T4">Comptes comptables</text:span><text:span text:style-name="T2"> </text:span><text:span text:style-name="T3">: Deux plans comptables standards sont fournis par défaut (FR-PCGA et FR-PCG82), il peut être modifié et enrichi par l’utilisateur. Par défaut, les comptes auxiliaires des Tiers Clients et Fournisseurs sont générés automatiquement par rapport à des radicaux paramétrés par défaut (401 pour les comptes fournisseurs et 411 pour les comptes clients)</text:span></text:p>
      <text:p text:style-name="P10"><text:span text:style-name="T4">Pièces justificatives</text:span><text:span text:style-name="T2"> </text:span><text:span text:style-name="T3">: Ekylibre génère des séquences auto-incrémentées uniques pour chaque type de documents de gestion, permettant de facilement retrouver le document d’origine via une recherche ou un tri dans l’écran correspondant. Seules les transactions saisies manuellement n’ont pas de document de gestion associé, la référence de la pièce justificative faisant alors référence à un document externe, qui peut être ajouté sous forme de fichier joint.</text:span></text:p>
      <text:p text:style-name="P10"><text:span text:style-name="T4">Date de la pièce justificative</text:span><text:span text:style-name="T2"> </text:span><text:span text:style-name="T3">: Il s’agit de la date à laquelle la prestation a été fournie. Elle peut être saisie librement par l’utilisateur dans les différents documents de gestion, au sein d’un exercice comptable ouvert.</text:span></text:p>
      <text:p text:style-name="P10"><text:span text:style-name="T4">Libellé de l’écriture :</text:span><text:span text:style-name="T2"> </text:span><text:span text:style-name="T3">A l’exception des écritures saisies manuellement, ce libellé est initialisé automatiquement pour reprendre les informations principales du document de gestion (nom du tiers lorsqu’il existe, référence du document de gestion, type de document).</text:span></text:p>
      <text:p text:style-name="P10"><text:span text:style-name="T3"/></text:p>
      <text:p text:style-name="P6"><text:span text:style-name="T4">Date de validation</text:span><text:span text:style-name="T2"> </text:span><text:span text:style-name="T3">: Date à laquelle l’écriture a été rendue intangible. L’application rend automatiquement intangible les écritures lors de la validation du brouill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ato" svg:font-family="Lato" style:font-pitch="variable"/>
    <style:font-face style:name="Montserrat" svg:font-family="Montserrat"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name="Monospace" fo:font-family="Monospace" style:font-family-generic="roman" style:font-pitch="variable" fo:font-size="10pt" officeooo:rsid="00276bbc"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014cm" fo:margin-right="1.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 DORIE</meta:initial-creator>
    <meta:creation-date>2018-09-04T11:33:07.321643310</meta:creation-date>
    <meta:generator>LibreOffice/6.0.7.3$Linux_X86_64 LibreOffice_project/00m0$Build-3</meta:generator>
    <dc:date>2020-08-26T17:37:42.963192901</dc:date>
    <meta:editing-duration>PT3H56M10S</meta:editing-duration>
    <meta:editing-cycles>20</meta:editing-cycles>
    <meta:document-statistic meta:table-count="1" meta:image-count="0" meta:object-count="0" meta:page-count="3" meta:paragraph-count="89" meta:word-count="1110" meta:character-count="7150" meta:non-whitespace-character-count="6117"/>
  </office:meta>
</office:document-meta>
</file>